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4"/>
    <style:style style:name="ce3" style:family="table-cell" style:parent-style-name="Default" style:data-style-name="N107"/>
    <style:style style:name="ce5" style:family="table-cell" style:parent-style-name="Default" style:data-style-name="N37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51.3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row table:style-name="ro1" table:number-rows-repeated="4">
          <table:table-cell table:number-columns-repeated="22"/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office:annotation draw:style-name="gr1" draw:text-style-name="P2" svg:width="28.99mm" svg:height="53.36mm" svg:x="309.33mm" svg:y="3.06mm" draw:caption-point-x="-6.1mm" draw:caption-point-y="15.1mm">
              <dc:date>2018-12-26T00:00:00</dc:date>
              <text:p text:style-name="P1"><text:span text:style-name="T1">time ./esbmc codePVsystem_rev9e.c --no-bounds-check --no-pointer-check --quiet --boolector --unwind 300 -DHOUSE5 &gt; house5_mcquiet_26122018boolector.txt &amp;</text:span></text:p>
              <text:p text:style-name="P1"><text:span text:style-name="T1"/></text:p>
            </office:annotation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31/08 a 03/09</text:p>
          </table:table-cell>
          <table:table-cell office:value-type="string" calcext:value-type="string">
            <text:p>28/08 a 14/09</text:p>
          </table:table-cell>
          <table:table-cell office:value-type="string" calcext:value-type="string">
            <text:p>25/10 a 27/10</text:p>
          </table:table-cell>
          <table:table-cell/>
          <table:table-cell table:number-columns-repeated="3" office:value-type="string" calcext:value-type="string">
            <text:p>26/10 a 21/11</text:p>
          </table:table-cell>
          <table:table-cell/>
          <table:table-cell office:value-type="string" calcext:value-type="string">
            <text:p>04/12 a 06/12</text:p>
          </table:table-cell>
          <table:table-cell office:value-type="string" calcext:value-type="string">
            <text:p>06/12 a </text:p>
          </table:table-cell>
          <table:table-cell table:number-columns-repeated="2" table:style-name="ce5" office:value-type="date" office:date-value="2018-12-26" calcext:value-type="date">
            <text:p>26/12/18</text:p>
          </table:table-cell>
          <table:table-cell table:number-columns-repeated="2" table:style-name="ce5" office:value-type="date" office:date-value="2018-12-27" calcext:value-type="date">
            <text:p>27/12/18</text:p>
          </table:table-cell>
          <table:table-cell table:style-name="ce5" office:value-type="date" office:date-value="2018-12-28" calcext:value-type="date">
            <text:p>28/12/18</text:p>
          </table:table-cell>
          <table:table-cell/>
          <table:table-cell table:style-name="ce5" office:value-type="date" office:date-value="2019-01-15" calcext:value-type="date">
            <text:p>15/01/19</text:p>
          </table:table-cell>
          <table:table-cell table:style-name="ce5" office:value-type="date" office:date-value="2019-01-14" calcext:value-type="date">
            <text:p>14/01/19</text:p>
          </table:table-cell>
          <table:table-cell table:number-columns-repeated="3" table:style-name="ce5" office:value-type="date" office:date-value="2019-01-15" calcext:value-type="date">
            <text:p>15/01/19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rev9c</text:p>
          </table:table-cell>
          <table:table-cell office:value-type="string" calcext:value-type="string">
            <text:p>rev9b</text:p>
          </table:table-cell>
          <table:table-cell office:value-type="string" calcext:value-type="string">
            <text:p>rev9c</text:p>
          </table:table-cell>
          <table:table-cell/>
          <table:table-cell table:number-columns-repeated="2" office:value-type="string" calcext:value-type="string">
            <text:p>rev9c</text:p>
          </table:table-cell>
          <table:table-cell office:value-type="string" calcext:value-type="string">
            <text:p>rec9c</text:p>
          </table:table-cell>
          <table:table-cell/>
          <table:table-cell table:number-columns-repeated="2" office:value-type="string" calcext:value-type="string">
            <text:p>rev9c</text:p>
          </table:table-cell>
          <table:table-cell table:number-columns-repeated="5" office:value-type="string" calcext:value-type="string">
            <text:p>rev9e</text:p>
          </table:table-cell>
          <table:table-cell/>
          <table:table-cell table:number-columns-repeated="5" office:value-type="string" calcext:value-type="string">
            <text:p>rev9c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number-columns-repeated="2" office:value-type="string" calcext:value-type="string">
            <text:p>Ceteli</text:p>
          </table:table-cell>
          <table:table-cell office:value-type="string" calcext:value-type="string">
            <text:p>VM</text:p>
          </table:table-cell>
          <table:table-cell/>
          <table:table-cell table:number-columns-repeated="3" office:value-type="string" calcext:value-type="string">
            <text:p>LucasUoM</text:p>
          </table:table-cell>
          <table:table-cell/>
          <table:table-cell table:number-columns-repeated="6" office:value-type="string" calcext:value-type="string">
            <text:p>mc</text:p>
          </table:table-cell>
          <table:table-cell table:number-columns-repeated="2"/>
          <table:table-cell table:number-columns-repeated="5"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Goto creation</text:p>
          </table:table-cell>
          <table:table-cell office:value-type="float" office:value="0.135" calcext:value-type="float">
            <text:p>0,135</text:p>
          </table:table-cell>
          <table:table-cell office:value-type="float" office:value="0.974" calcext:value-type="float">
            <text:p>0,974</text:p>
          </table:table-cell>
          <table:table-cell office:value-type="float" office:value="0.151" calcext:value-type="float">
            <text:p>0,151</text:p>
          </table:table-cell>
          <table:table-cell/>
          <table:table-cell office:value-type="float" office:value="0.847" calcext:value-type="float">
            <text:p>0,847</text:p>
          </table:table-cell>
          <table:table-cell office:value-type="float" office:value="0.103" calcext:value-type="float">
            <text:p>0,103</text:p>
          </table:table-cell>
          <table:table-cell office:value-type="float" office:value="0.109" calcext:value-type="float">
            <text:p>0,109</text:p>
          </table:table-cell>
          <table:table-cell/>
          <table:table-cell office:value-type="float" office:value="0.144" calcext:value-type="float">
            <text:p>0,144</text:p>
          </table:table-cell>
          <table:table-cell office:value-type="float" office:value="0.277" calcext:value-type="float">
            <text:p>0,277</text:p>
          </table:table-cell>
          <table:table-cell office:value-type="float" office:value="0.242" calcext:value-type="float">
            <text:p>0,242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4" calcext:value-type="float">
            <text:p>0,294</text:p>
          </table:table-cell>
          <table:table-cell office:value-type="float" office:value="0.335" calcext:value-type="float">
            <text:p>0,335</text:p>
          </table:table-cell>
          <table:table-cell table:number-columns-repeated="2"/>
          <table:table-cell office:value-type="float" office:value="0.256" calcext:value-type="float">
            <text:p>0,256</text:p>
          </table:table-cell>
          <table:table-cell office:value-type="float" office:value="0.332" calcext:value-type="float">
            <text:p>0,332</text:p>
          </table:table-cell>
          <table:table-cell office:value-type="float" office:value="0.301" calcext:value-type="float">
            <text:p>0,301</text:p>
          </table:table-cell>
          <table:table-cell office:value-type="float" office:value="0.36" calcext:value-type="float">
            <text:p>0,36</text:p>
          </table:table-cell>
          <table:table-cell office:value-type="float" office:value="0.266" calcext:value-type="float">
            <text:p>0,266</text:p>
          </table:table-cell>
        </table:table-row>
        <table:table-row table:style-name="ro1">
          <table:table-cell office:value-type="string" calcext:value-type="string">
            <text:p>GotoProcess</text:p>
          </table:table-cell>
          <table:table-cell table:style-name="ce1" office:value-type="float" office:value="0" calcext:value-type="float">
            <text:p>0,00</text:p>
          </table:table-cell>
          <table:table-cell office:value-type="float" office:value="0.024" calcext:value-type="float">
            <text:p>0,024</text:p>
          </table:table-cell>
          <table:table-cell table:style-name="ce3" office:value-type="float" office:value="0.001" calcext:value-type="float">
            <text:p>0,001</text:p>
          </table:table-cell>
          <table:table-cell/>
          <table:table-cell office:value-type="float" office:value="0.003" calcext:value-type="float">
            <text:p>0,0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mex</text:p>
          </table:table-cell>
          <table:table-cell table:style-name="ce1" office:value-type="float" office:value="228004.828" calcext:value-type="float">
            <text:p>228.004,83</text:p>
          </table:table-cell>
          <table:table-cell table:style-name="ce1" office:value-type="float" office:value="1473396.986" calcext:value-type="float">
            <text:p>1.473.396,99</text:p>
          </table:table-cell>
          <table:table-cell table:style-name="ce1" office:value-type="float" office:value="175752.6" calcext:value-type="float">
            <text:p>175.752,60</text:p>
          </table:table-cell>
          <table:table-cell/>
          <table:table-cell office:value-type="float" office:value="2200046.25" calcext:value-type="float">
            <text:p>2200046,25</text:p>
          </table:table-cell>
          <table:table-cell office:value-type="float" office:value="2216841.148" calcext:value-type="float">
            <text:p>2216841,148</text:p>
          </table:table-cell>
          <table:table-cell office:value-type="float" office:value="2234830.867" calcext:value-type="float">
            <text:p>2234830,867</text:p>
          </table:table-cell>
          <table:table-cell/>
          <table:table-cell office:value-type="float" office:value="133787.398" calcext:value-type="float">
            <text:p>133787,398</text:p>
          </table:table-cell>
          <table:table-cell office:value-type="float" office:value="1072052.972" calcext:value-type="float">
            <text:p>1072052,972</text:p>
          </table:table-cell>
          <table:table-cell office:value-type="float" office:value="284.675" calcext:value-type="float">
            <text:p>284,675</text:p>
          </table:table-cell>
          <table:table-cell office:value-type="float" office:value="565.525" calcext:value-type="float">
            <text:p>565,525</text:p>
          </table:table-cell>
          <table:table-cell office:value-type="float" office:value="564.219" calcext:value-type="float">
            <text:p>564,219</text:p>
          </table:table-cell>
          <table:table-cell office:value-type="float" office:value="565.459" calcext:value-type="float">
            <text:p>565,459</text:p>
          </table:table-cell>
          <table:table-cell table:number-columns-repeated="2"/>
          <table:table-cell office:value-type="float" office:value="714.934" calcext:value-type="float">
            <text:p>714,934</text:p>
          </table:table-cell>
          <table:table-cell office:value-type="float" office:value="668.49" calcext:value-type="float">
            <text:p>668,49</text:p>
          </table:table-cell>
          <table:table-cell office:value-type="float" office:value="678.512" calcext:value-type="float">
            <text:p>678,512</text:p>
          </table:table-cell>
          <table:table-cell office:value-type="float" office:value="674.097" calcext:value-type="float">
            <text:p>674,097</text:p>
          </table:table-cell>
          <table:table-cell office:value-type="float" office:value="337.473" calcext:value-type="float">
            <text:p>337,473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float" office:value="0.515" calcext:value-type="float">
            <text:p>0,515</text:p>
          </table:table-cell>
          <table:table-cell office:value-type="float" office:value="0.496" calcext:value-type="float">
            <text:p>0,496</text:p>
          </table:table-cell>
          <table:table-cell office:value-type="float" office:value="0.411" calcext:value-type="float">
            <text:p>0,411</text:p>
          </table:table-cell>
          <table:table-cell/>
          <table:table-cell office:value-type="float" office:value="0.012" calcext:value-type="float">
            <text:p>0,012</text:p>
          </table:table-cell>
          <table:table-cell office:value-type="float" office:value="0.029" calcext:value-type="float">
            <text:p>0,029</text:p>
          </table:table-cell>
          <table:table-cell office:value-type="float" office:value="274.987" calcext:value-type="float">
            <text:p>274,987</text:p>
          </table:table-cell>
          <table:table-cell office:value-type="float" office:value="0.933" calcext:value-type="float">
            <text:p>0,933</text:p>
          </table:table-cell>
          <table:table-cell office:value-type="float" office:value="4.529" calcext:value-type="float">
            <text:p>4,529</text:p>
          </table:table-cell>
          <table:table-cell office:value-type="float" office:value="4.499" calcext:value-type="float">
            <text:p>4,499</text:p>
          </table:table-cell>
          <table:table-cell table:number-columns-repeated="2"/>
          <table:table-cell office:value-type="float" office:value="579.026" calcext:value-type="float">
            <text:p>579,026</text:p>
          </table:table-cell>
          <table:table-cell office:value-type="float" office:value="549.77" calcext:value-type="float">
            <text:p>549,77</text:p>
          </table:table-cell>
          <table:table-cell office:value-type="float" office:value="540.622" calcext:value-type="float">
            <text:p>540,622</text:p>
          </table:table-cell>
          <table:table-cell office:value-type="float" office:value="552.581" calcext:value-type="float">
            <text:p>552,581</text:p>
          </table:table-cell>
          <table:table-cell office:value-type="float" office:value="269.979" calcext:value-type="float">
            <text:p>269,979</text:p>
          </table:table-cell>
        </table:table-row>
        <table:table-row table:style-name="ro1">
          <table:table-cell office:value-type="string" calcext:value-type="string">
            <text:p>enc to solv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.569" calcext:value-type="float">
            <text:p>105,569</text:p>
          </table:table-cell>
          <table:table-cell office:value-type="float" office:value="346.894" calcext:value-type="float">
            <text:p>346,894</text:p>
          </table:table-cell>
          <table:table-cell office:value-type="float" office:value="377.919" calcext:value-type="float">
            <text:p>377,919</text:p>
          </table:table-cell>
          <table:table-cell office:value-type="float" office:value="392.415" calcext:value-type="float">
            <text:p>392,415</text:p>
          </table:table-cell>
          <table:table-cell table:number-columns-repeated="2"/>
          <table:table-cell office:value-type="float" office:value="240.986" calcext:value-type="float">
            <text:p>240,986</text:p>
          </table:table-cell>
          <table:table-cell office:value-type="float" office:value="240.227" calcext:value-type="float">
            <text:p>240,227</text:p>
          </table:table-cell>
          <table:table-cell office:value-type="float" office:value="236.035" calcext:value-type="float">
            <text:p>236,035</text:p>
          </table:table-cell>
          <table:table-cell office:value-type="float" office:value="243.037" calcext:value-type="float">
            <text:p>243,037</text:p>
          </table:table-cell>
          <table:table-cell office:value-type="float" office:value="114.504" calcext:value-type="float">
            <text:p>114,504</text:p>
          </table:table-cell>
        </table:table-row>
        <table:table-row table:style-name="ro1">
          <table:table-cell office:value-type="string" calcext:value-type="string">
            <text:p>Runtime decision</text:p>
          </table:table-cell>
          <table:table-cell office:value-type="float" office:value="18.246" calcext:value-type="float">
            <text:p>18,246</text:p>
          </table:table-cell>
          <table:table-cell office:value-type="float" office:value="263.061" calcext:value-type="float">
            <text:p>263,061</text:p>
          </table:table-cell>
          <table:table-cell office:value-type="float" office:value="10.83" calcext:value-type="float">
            <text:p>10,83</text:p>
          </table:table-cell>
          <table:table-cell/>
          <table:table-cell office:value-type="float" office:value="530.893" calcext:value-type="float">
            <text:p>530,893</text:p>
          </table:table-cell>
          <table:table-cell office:value-type="float" office:value="290.385" calcext:value-type="float">
            <text:p>290,385</text:p>
          </table:table-cell>
          <table:table-cell office:value-type="float" office:value="235.536" calcext:value-type="float">
            <text:p>235,536</text:p>
          </table:table-cell>
          <table:table-cell/>
          <table:table-cell office:value-type="float" office:value="12.827" calcext:value-type="float">
            <text:p>12,827</text:p>
          </table:table-cell>
          <table:table-cell office:value-type="float" office:value="182.86" calcext:value-type="float">
            <text:p>182,86</text:p>
          </table:table-cell>
          <table:table-cell office:value-type="float" office:value="1376.409" calcext:value-type="float">
            <text:p>1376,409</text:p>
          </table:table-cell>
          <table:table-cell office:value-type="float" office:value="17448.666" calcext:value-type="float">
            <text:p>17448,666</text:p>
          </table:table-cell>
          <table:table-cell office:value-type="float" office:value="19894.502" calcext:value-type="float">
            <text:p>19894,502</text:p>
          </table:table-cell>
          <table:table-cell office:value-type="float" office:value="14934.125" calcext:value-type="float">
            <text:p>14934,125</text:p>
          </table:table-cell>
          <table:table-cell table:number-columns-repeated="2"/>
          <table:table-cell office:value-type="float" office:value="25236.887" calcext:value-type="float">
            <text:p>25236,887</text:p>
          </table:table-cell>
          <table:table-cell office:value-type="float" office:value="19196.945" calcext:value-type="float">
            <text:p>19196,945</text:p>
          </table:table-cell>
          <table:table-cell office:value-type="string" calcext:value-type="string">
            <text:p>Stoped Boolector</text:p>
          </table:table-cell>
          <table:table-cell office:value-type="float" office:value="18414.816" calcext:value-type="float">
            <text:p>18414,816</text:p>
          </table:table-cell>
          <table:table-cell office:value-type="float" office:value="1262.693" calcext:value-type="float">
            <text:p>1262,693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NPPmin line 271</text:p>
          </table:table-cell>
          <table:table-cell office:value-type="string" calcext:value-type="string">
            <office:annotation draw:style-name="gr2" draw:text-style-name="P2" svg:width="28.99mm" svg:height="17.81mm" svg:x="92.3mm" svg:y="48.21mm" draw:caption-point-x="-6.1mm" draw:caption-point-y="15.1mm">
              <dc:date>2018-11-21T00:00:00</dc:date>
              <text:p text:style-name="P1"><text:span text:style-name="T1">Line392 of version B is the same of line 396 of versionC</text:span></text:p>
            </office:annotation>
            <text:p>SOC line392</text:p>
          </table:table-cell>
          <table:table-cell office:value-type="string" calcext:value-type="string">
            <text:p>NPPmin line 271</text:p>
          </table:table-cell>
          <table:table-cell/>
          <table:table-cell table:number-columns-repeated="3" office:value-type="string" calcext:value-type="string">
            <text:p>SOC line 396</text:p>
          </table:table-cell>
          <table:table-cell/>
          <table:table-cell office:value-type="string" calcext:value-type="string">
            <text:p>NPPmin line 271</text:p>
          </table:table-cell>
          <table:table-cell office:value-type="string" calcext:value-type="string">
            <text:p>SOC line 396</text:p>
          </table:table-cell>
          <table:table-cell office:value-type="string" calcext:value-type="string">
            <text:p>Icmin line 297</text:p>
          </table:table-cell>
          <table:table-cell office:value-type="string" calcext:value-type="string">
            <text:p>SOC line 435</text:p>
          </table:table-cell>
          <table:table-cell table:number-columns-repeated="3" office:value-type="string" calcext:value-type="string">
            <text:p>SOC line 409</text:p>
          </table:table-cell>
          <table:table-cell/>
          <table:table-cell table:number-columns-repeated="2" office:value-type="string" calcext:value-type="string">
            <text:p>SOC line 3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C line 396</text:p>
          </table:table-cell>
          <table:table-cell office:value-type="string" calcext:value-type="string">
            <text:p>NPP line 271</text:p>
          </table:table-cell>
        </table:table-row>
        <table:table-row table:style-name="ro1">
          <table:table-cell office:value-type="string" calcext:value-type="string">
            <text:p>TOTAL (s)</text:p>
          </table:table-cell>
          <table:table-cell table:style-name="ce1" table:formula="of:=SUM([.B9:.B14])" office:value-type="float" office:value="228023.213" calcext:value-type="float">
            <text:p>228.023,21</text:p>
          </table:table-cell>
          <table:table-cell table:style-name="ce1" table:formula="of:=SUM([.C9:.C14])" office:value-type="float" office:value="1473661.052" calcext:value-type="float">
            <text:p>1.473.661,05</text:p>
          </table:table-cell>
          <table:table-cell table:style-name="ce1" table:formula="of:=SUM([.D9:.D14])" office:value-type="float" office:value="175763.587" calcext:value-type="float">
            <text:p>175.763,59</text:p>
          </table:table-cell>
          <table:table-cell/>
          <table:table-cell table:style-name="ce1" table:formula="of:=SUM([.F9:.F14])" office:value-type="float" office:value="2200578.509" calcext:value-type="float">
            <text:p>2.200.578,51</text:p>
          </table:table-cell>
          <table:table-cell table:style-name="ce1" table:formula="of:=SUM([.G9:.G14])" office:value-type="float" office:value="2217132.132" calcext:value-type="float">
            <text:p>2.217.132,13</text:p>
          </table:table-cell>
          <table:table-cell table:style-name="ce1" table:formula="of:=SUM([.H9:.H14])" office:value-type="float" office:value="2235066.923" calcext:value-type="float">
            <text:p>2.235.066,92</text:p>
          </table:table-cell>
          <table:table-cell/>
          <table:table-cell table:style-name="ce1" table:formula="of:=SUM([.J9:.J14])" office:value-type="float" office:value="133800.381" calcext:value-type="float">
            <text:p>133.800,38</text:p>
          </table:table-cell>
          <table:table-cell table:style-name="ce1" table:formula="of:=SUM([.K9:.K14])" office:value-type="float" office:value="1072236.139" calcext:value-type="float">
            <text:p>1.072.236,14</text:p>
          </table:table-cell>
          <table:table-cell table:style-name="ce1" table:formula="of:=SUM([.L9:.L14])" office:value-type="float" office:value="2041.883" calcext:value-type="float">
            <text:p>2.041,88</text:p>
          </table:table-cell>
          <table:table-cell table:style-name="ce1" table:formula="of:=SUM([.M9:.M14])" office:value-type="float" office:value="18362.3" calcext:value-type="float">
            <text:p>18.362,30</text:p>
          </table:table-cell>
          <table:table-cell table:style-name="ce1" table:formula="of:=SUM([.N9:.N14])" office:value-type="float" office:value="20841.464" calcext:value-type="float">
            <text:p>20.841,46</text:p>
          </table:table-cell>
          <table:table-cell table:style-name="ce1" table:formula="of:=SUM([.O9:.O14])" office:value-type="float" office:value="15896.833" calcext:value-type="float">
            <text:p>15.896,83</text:p>
          </table:table-cell>
          <table:table-cell table:style-name="ce1" table:formula="of:=SUM([.P9:.P14])" office:value-type="float" office:value="0" calcext:value-type="float">
            <text:p>0,00</text:p>
          </table:table-cell>
          <table:table-cell/>
          <table:table-cell table:style-name="ce1" table:formula="of:=SUM([.R9:.R14])" office:value-type="float" office:value="26772.089" calcext:value-type="float">
            <text:p>26.772,09</text:p>
          </table:table-cell>
          <table:table-cell table:style-name="ce1" table:formula="of:=SUM([.S9:.S14])" office:value-type="float" office:value="20655.765" calcext:value-type="float">
            <text:p>20.655,77</text:p>
          </table:table-cell>
          <table:table-cell table:style-name="ce1" table:formula="of:=SUM([.T9:.T14])" office:value-type="float" office:value="1455.47" calcext:value-type="float">
            <text:p>1.455,47</text:p>
          </table:table-cell>
          <table:table-cell table:style-name="ce1" table:formula="of:=SUM([.U9:.U14])" office:value-type="float" office:value="19884.892" calcext:value-type="float">
            <text:p>19.884,89</text:p>
          </table:table-cell>
          <table:table-cell table:style-name="ce1" table:formula="of:=SUM([.V9:.V14])" office:value-type="float" office:value="1984.915" calcext:value-type="float">
            <text:p>1.984,92</text:p>
          </table:table-cell>
        </table:table-row>
        <table:table-row table:style-name="ro1">
          <table:table-cell office:value-type="string" calcext:value-type="string">
            <text:p>TOTAL (m)</text:p>
          </table:table-cell>
          <table:table-cell table:formula="of:=[.B16]/60" office:value-type="float" office:value="3800.38688333333" calcext:value-type="float">
            <text:p>3800,38688333333</text:p>
          </table:table-cell>
          <table:table-cell table:formula="of:=[.C16]/60" office:value-type="float" office:value="24561.0175333333" calcext:value-type="float">
            <text:p>24561,0175333333</text:p>
          </table:table-cell>
          <table:table-cell table:formula="of:=[.D16]/60" office:value-type="float" office:value="2929.39311666667" calcext:value-type="float">
            <text:p>2929,39311666667</text:p>
          </table:table-cell>
          <table:table-cell/>
          <table:table-cell table:formula="of:=[.F16]/60" office:value-type="float" office:value="36676.3084833333" calcext:value-type="float">
            <text:p>36676,3084833333</text:p>
          </table:table-cell>
          <table:table-cell table:formula="of:=[.G16]/60" office:value-type="float" office:value="36952.2022" calcext:value-type="float">
            <text:p>36952,2022</text:p>
          </table:table-cell>
          <table:table-cell table:formula="of:=[.H16]/60" office:value-type="float" office:value="37251.1153833333" calcext:value-type="float">
            <text:p>37251,1153833333</text:p>
          </table:table-cell>
          <table:table-cell/>
          <table:table-cell table:formula="of:=[.J16]/60" office:value-type="float" office:value="2230.00635" calcext:value-type="float">
            <text:p>2230,00635</text:p>
          </table:table-cell>
          <table:table-cell table:formula="of:=[.K16]/60" office:value-type="float" office:value="17870.6023166667" calcext:value-type="float">
            <text:p>17870,6023166667</text:p>
          </table:table-cell>
          <table:table-cell table:formula="of:=[.L16]/60" office:value-type="float" office:value="34.0313833333333" calcext:value-type="float">
            <text:p>34,0313833333333</text:p>
          </table:table-cell>
          <table:table-cell table:formula="of:=[.M16]/60" office:value-type="float" office:value="306.038333333333" calcext:value-type="float">
            <text:p>306,038333333333</text:p>
          </table:table-cell>
          <table:table-cell table:formula="of:=[.N16]/60" office:value-type="float" office:value="347.357733333333" calcext:value-type="float">
            <text:p>347,357733333333</text:p>
          </table:table-cell>
          <table:table-cell table:formula="of:=[.O16]/60" office:value-type="float" office:value="264.947216666667" calcext:value-type="float">
            <text:p>264,947216666667</text:p>
          </table:table-cell>
          <table:table-cell table:formula="of:=[.P16]/60" office:value-type="float" office:value="0" calcext:value-type="float">
            <text:p>0</text:p>
          </table:table-cell>
          <table:table-cell/>
          <table:table-cell table:formula="of:=[.R16]/60" office:value-type="float" office:value="446.201483333333" calcext:value-type="float">
            <text:p>446,201483333333</text:p>
          </table:table-cell>
          <table:table-cell table:formula="of:=[.S16]/60" office:value-type="float" office:value="344.26275" calcext:value-type="float">
            <text:p>344,26275</text:p>
          </table:table-cell>
          <table:table-cell table:formula="of:=[.T16]/60" office:value-type="float" office:value="24.2578333333333" calcext:value-type="float">
            <text:p>24,2578333333333</text:p>
          </table:table-cell>
          <table:table-cell table:formula="of:=[.U16]/60" office:value-type="float" office:value="331.414866666667" calcext:value-type="float">
            <text:p>331,414866666667</text:p>
          </table:table-cell>
          <table:table-cell table:formula="of:=[.V16]/60" office:value-type="float" office:value="33.0819166666667" calcext:value-type="float">
            <text:p>33,0819166666667</text:p>
          </table:table-cell>
        </table:table-row>
        <table:table-row table:style-name="ro1">
          <table:table-cell office:value-type="string" calcext:value-type="string">
            <text:p>TOTAL (h)</text:p>
          </table:table-cell>
          <table:table-cell table:formula="of:=[.B17]/60" office:value-type="float" office:value="63.3397813888889" calcext:value-type="float">
            <text:p>63,3397813888889</text:p>
          </table:table-cell>
          <table:table-cell table:formula="of:=[.C17]/60" office:value-type="float" office:value="409.350292222222" calcext:value-type="float">
            <text:p>409,350292222222</text:p>
          </table:table-cell>
          <table:table-cell table:formula="of:=[.D17]/60" office:value-type="float" office:value="48.8232186111111" calcext:value-type="float">
            <text:p>48,8232186111111</text:p>
          </table:table-cell>
          <table:table-cell/>
          <table:table-cell table:formula="of:=[.F17]/60" office:value-type="float" office:value="611.271808055556" calcext:value-type="float">
            <text:p>611,271808055556</text:p>
          </table:table-cell>
          <table:table-cell table:formula="of:=[.G17]/60" office:value-type="float" office:value="615.870036666667" calcext:value-type="float">
            <text:p>615,870036666667</text:p>
          </table:table-cell>
          <table:table-cell table:formula="of:=[.H17]/60" office:value-type="float" office:value="620.851923055556" calcext:value-type="float">
            <text:p>620,851923055556</text:p>
          </table:table-cell>
          <table:table-cell/>
          <table:table-cell table:formula="of:=[.J17]/60" office:value-type="float" office:value="37.1667725" calcext:value-type="float">
            <text:p>37,1667725</text:p>
          </table:table-cell>
          <table:table-cell table:formula="of:=[.K17]/60" office:value-type="float" office:value="297.843371944444" calcext:value-type="float">
            <text:p>297,843371944444</text:p>
          </table:table-cell>
          <table:table-cell table:formula="of:=[.L17]/60" office:value-type="float" office:value="0.567189722222222" calcext:value-type="float">
            <text:p>0,567189722222222</text:p>
          </table:table-cell>
          <table:table-cell table:formula="of:=[.M17]/60" office:value-type="float" office:value="5.10063888888889" calcext:value-type="float">
            <text:p>5,10063888888889</text:p>
          </table:table-cell>
          <table:table-cell table:formula="of:=[.N17]/60" office:value-type="float" office:value="5.78929555555556" calcext:value-type="float">
            <text:p>5,78929555555556</text:p>
          </table:table-cell>
          <table:table-cell table:formula="of:=[.O17]/60" office:value-type="float" office:value="4.41578694444445" calcext:value-type="float">
            <text:p>4,41578694444445</text:p>
          </table:table-cell>
          <table:table-cell table:formula="of:=[.P17]/60" office:value-type="float" office:value="0" calcext:value-type="float">
            <text:p>0</text:p>
          </table:table-cell>
          <table:table-cell/>
          <table:table-cell table:formula="of:=[.R17]/60" office:value-type="float" office:value="7.43669138888889" calcext:value-type="float">
            <text:p>7,43669138888889</text:p>
          </table:table-cell>
          <table:table-cell table:formula="of:=[.S17]/60" office:value-type="float" office:value="5.7377125" calcext:value-type="float">
            <text:p>5,7377125</text:p>
          </table:table-cell>
          <table:table-cell table:formula="of:=[.T17]/60" office:value-type="float" office:value="0.404297222222222" calcext:value-type="float">
            <text:p>0,404297222222222</text:p>
          </table:table-cell>
          <table:table-cell table:formula="of:=[.U17]/60" office:value-type="float" office:value="5.52358111111111" calcext:value-type="float">
            <text:p>5,52358111111111</text:p>
          </table:table-cell>
          <table:table-cell table:formula="of:=[.V17]/60" office:value-type="float" office:value="0.551365277777778" calcext:value-type="float">
            <text:p>0,551365277777778</text:p>
          </table:table-cell>
        </table:table-row>
        <table:table-row table:style-name="ro1">
          <table:table-cell office:value-type="string" calcext:value-type="string">
            <text:p>TOTAL (dias)</text:p>
          </table:table-cell>
          <table:table-cell table:formula="of:=[.B18]/24" office:value-type="float" office:value="2.63915755787037" calcext:value-type="float">
            <text:p>2,63915755787037</text:p>
          </table:table-cell>
          <table:table-cell table:formula="of:=[.C18]/24" office:value-type="float" office:value="17.0562621759259" calcext:value-type="float">
            <text:p>17,0562621759259</text:p>
          </table:table-cell>
          <table:table-cell table:formula="of:=[.D18]/24" office:value-type="float" office:value="2.03430077546296" calcext:value-type="float">
            <text:p>2,03430077546296</text:p>
          </table:table-cell>
          <table:table-cell/>
          <table:table-cell table:formula="of:=[.F18]/24" office:value-type="float" office:value="25.4696586689815" calcext:value-type="float">
            <text:p>25,4696586689815</text:p>
          </table:table-cell>
          <table:table-cell table:formula="of:=[.G18]/24" office:value-type="float" office:value="25.6612515277778" calcext:value-type="float">
            <text:p>25,6612515277778</text:p>
          </table:table-cell>
          <table:table-cell table:formula="of:=[.H18]/24" office:value-type="float" office:value="25.8688301273148" calcext:value-type="float">
            <text:p>25,8688301273148</text:p>
          </table:table-cell>
          <table:table-cell/>
          <table:table-cell table:formula="of:=[.J18]/24" office:value-type="float" office:value="1.54861552083333" calcext:value-type="float">
            <text:p>1,54861552083333</text:p>
          </table:table-cell>
          <table:table-cell table:formula="of:=[.K18]/24" office:value-type="float" office:value="12.4101404976852" calcext:value-type="float">
            <text:p>12,4101404976852</text:p>
          </table:table-cell>
          <table:table-cell table:formula="of:=[.L18]/24" office:value-type="float" office:value="0.0236329050925926" calcext:value-type="float">
            <text:p>0,023632905092593</text:p>
          </table:table-cell>
          <table:table-cell table:formula="of:=[.M18]/24" office:value-type="float" office:value="0.21252662037037" calcext:value-type="float">
            <text:p>0,21252662037037</text:p>
          </table:table-cell>
          <table:table-cell table:formula="of:=[.N18]/24" office:value-type="float" office:value="0.241220648148148" calcext:value-type="float">
            <text:p>0,241220648148148</text:p>
          </table:table-cell>
          <table:table-cell table:formula="of:=[.O18]/24" office:value-type="float" office:value="0.183991122685185" calcext:value-type="float">
            <text:p>0,183991122685185</text:p>
          </table:table-cell>
          <table:table-cell table:formula="of:=[.P18]/24" office:value-type="float" office:value="0" calcext:value-type="float">
            <text:p>0</text:p>
          </table:table-cell>
          <table:table-cell/>
          <table:table-cell table:formula="of:=[.R18]/24" office:value-type="float" office:value="0.309862141203704" calcext:value-type="float">
            <text:p>0,309862141203704</text:p>
          </table:table-cell>
          <table:table-cell table:formula="of:=[.S18]/24" office:value-type="float" office:value="0.239071354166667" calcext:value-type="float">
            <text:p>0,239071354166667</text:p>
          </table:table-cell>
          <table:table-cell table:formula="of:=[.T18]/24" office:value-type="float" office:value="0.0168457175925926" calcext:value-type="float">
            <text:p>0,016845717592593</text:p>
          </table:table-cell>
          <table:table-cell table:formula="of:=[.U18]/24" office:value-type="float" office:value="0.230149212962963" calcext:value-type="float">
            <text:p>0,230149212962963</text:p>
          </table:table-cell>
          <table:table-cell table:formula="of:=[.V18]/24" office:value-type="float" office:value="0.0229735532407407" calcext:value-type="float">
            <text:p>0,022973553240741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ESBMC</text:p>
          </table:table-cell>
          <table:table-cell table:number-columns-repeated="3" office:value-type="string" calcext:value-type="string">
            <text:p>5.1</text:p>
          </table:table-cell>
          <table:table-cell/>
          <table:table-cell table:number-columns-repeated="3" office:value-type="string" calcext:value-type="string">
            <text:p>4.6</text:p>
          </table:table-cell>
          <table:table-cell/>
          <table:table-cell table:number-columns-repeated="2" office:value-type="string" calcext:value-type="string">
            <text:p>5.1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6.0.0.</text:p>
          </table:table-cell>
          <table:table-cell table:number-columns-repeated="3" office:value-type="string" calcext:value-type="string">
            <text:p>6.0.0</text:p>
          </table:table-cell>
          <table:table-cell/>
          <table:table-cell table:number-columns-repeated="5" office:value-type="string" calcext:value-type="string">
            <text:p>5.1.0</text:p>
          </table:table-cell>
        </table:table-row>
        <table:table-row table:style-name="ro1">
          <table:table-cell office:value-type="string" calcext:value-type="string">
            <text:p>Solver Z3</text:p>
          </table:table-cell>
          <table:table-cell table:number-columns-repeated="3" office:value-type="string" calcext:value-type="string">
            <text:p>4.7.1</text:p>
          </table:table-cell>
          <table:table-cell/>
          <table:table-cell table:number-columns-repeated="3" office:value-type="string" calcext:value-type="string">
            <text:p>4.6</text:p>
          </table:table-cell>
          <table:table-cell/>
          <table:table-cell table:number-columns-repeated="2" office:value-type="string" calcext:value-type="string">
            <text:p>4.7.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lector</text:p>
          </table:table-cell>
          <table:table-cell table:number-columns-repeated="10"/>
          <table:table-cell table:number-columns-repeated="5" office:value-type="string" calcext:value-type="string">
            <text:p>2.4.1</text:p>
          </table:table-cell>
          <table:table-cell/>
          <table:table-cell table:number-columns-repeated="5" office:value-type="string" calcext:value-type="string">
            <text:p>2.4.1</text:p>
          </table:table-cell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N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77(?)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nconclusiv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16" calcext:value-type="float">
            <text:p>1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9"/>
          <table:table-cell office:value-type="string" calcext:value-type="string">
            <text:p>42% mais ráp</text:p>
          </table:table-cell>
          <table:table-cell office:value-type="string" calcext:value-type="string">
            <text:p>30% mais rápido CET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 style:data-style-name="N2" text:time-value="09:00:35.111980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19:59.034492815</meta:creation-date>
    <dc:date>2019-01-17T09:24:55.369089282</dc:date>
    <meta:editing-duration>PT2H5M50S</meta:editing-duration>
    <meta:editing-cycles>19</meta:editing-cycles>
    <meta:generator>LibreOffice/6.0.7.3$Linux_X86_64 LibreOffice_project/00m0$Build-3</meta:generator>
    <meta:document-statistic meta:table-count="1" meta:cell-count="359" meta:object-count="0"/>
  </office:meta>
</office:document-meta>
</file>